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3.401cm" style:rel-column-width="13107*"/>
    </style:style>
    <style:style style:name="Tabell1.1" style:family="table-row">
      <style:table-row-properties fo:keep-together="always"/>
    </style:style>
    <style:style style:name="Tabell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1.E1" style:family="table-cell">
      <style:table-cell-properties fo:background-color="transparent"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none" fo:border-top="none" fo:border-bottom="0.05pt solid #000000"/>
    </style:style>
    <style:style style:name="Tabell1.E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none" fo:border-top="none" fo:border-bottom="0.05pt solid #000000"/>
    </style:style>
    <style:style style:name="Tabell1.E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none" fo:border-top="none" fo:border-bottom="0.05pt solid #000000"/>
    </style:style>
    <style:style style:name="Tabell1.D5" style:family="table-cell">
      <style:table-cell-properties fo:padding="0.097cm" fo:border-left="0.05pt solid #000000" fo:border-right="none" fo:border-top="none" fo:border-bottom="0.05pt solid #000000"/>
    </style:style>
    <style:style style:name="Tabell1.E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none" fo:border-top="none" fo:border-bottom="0.05pt solid #000000"/>
    </style:style>
    <style:style style:name="Tabell1.E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none" fo:border-top="none" fo:border-bottom="0.05pt solid #000000"/>
    </style:style>
    <style:style style:name="Tabell1.E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none" fo:border-top="none" fo:border-bottom="0.05pt solid #000000"/>
    </style:style>
    <style:style style:name="Tabell1.D8" style:family="table-cell">
      <style:table-cell-properties fo:padding="0.097cm" fo:border-left="0.05pt solid #000000" fo:border-right="none" fo:border-top="none" fo:border-bottom="0.05pt solid #000000"/>
    </style:style>
    <style:style style:name="Tabell1.E8" style:family="table-cell">
      <style:table-cell-properties fo:padding="0.097cm" fo:border-left="0.05pt solid #000000" fo:border-right="0.05pt solid #000000" fo:border-top="none" fo:border-bottom="0.05pt solid #000000"/>
    </style:style>
    <style:style style:name="Tabell1.A9" style:family="table-cell">
      <style:table-cell-properties fo:padding="0.097cm" fo:border-left="0.05pt solid #000000" fo:border-right="none" fo:border-top="none" fo:border-bottom="0.05pt solid #000000"/>
    </style:style>
    <style:style style:name="Tabell1.B9" style:family="table-cell">
      <style:table-cell-properties fo:padding="0.097cm" fo:border-left="0.05pt solid #000000" fo:border-right="none" fo:border-top="none" fo:border-bottom="0.05pt solid #000000"/>
    </style:style>
    <style:style style:name="Tabell1.C9" style:family="table-cell">
      <style:table-cell-properties fo:padding="0.097cm" fo:border-left="0.05pt solid #000000" fo:border-right="none" fo:border-top="none" fo:border-bottom="0.05pt solid #000000"/>
    </style:style>
    <style:style style:name="Tabell1.D9" style:family="table-cell">
      <style:table-cell-properties fo:padding="0.097cm" fo:border-left="0.05pt solid #000000" fo:border-right="none" fo:border-top="none" fo:border-bottom="0.05pt solid #000000"/>
    </style:style>
    <style:style style:name="Tabell1.E9" style:family="table-cell">
      <style:table-cell-properties fo:padding="0.097cm" fo:border-left="0.05pt solid #000000" fo:border-right="0.05pt solid #000000" fo:border-top="none" fo:border-bottom="0.05pt solid #000000"/>
    </style:style>
    <style:style style:name="Tabell1.A10" style:family="table-cell">
      <style:table-cell-properties fo:padding="0.097cm" fo:border-left="0.05pt solid #000000" fo:border-right="none" fo:border-top="none" fo:border-bottom="0.05pt solid #000000"/>
    </style:style>
    <style:style style:name="Tabell1.B10" style:family="table-cell">
      <style:table-cell-properties fo:padding="0.097cm" fo:border-left="0.05pt solid #000000" fo:border-right="none" fo:border-top="none" fo:border-bottom="0.05pt solid #000000"/>
    </style:style>
    <style:style style:name="Tabell1.C10" style:family="table-cell">
      <style:table-cell-properties fo:padding="0.097cm" fo:border-left="0.05pt solid #000000" fo:border-right="none" fo:border-top="none" fo:border-bottom="0.05pt solid #000000"/>
    </style:style>
    <style:style style:name="Tabell1.D10" style:family="table-cell">
      <style:table-cell-properties fo:padding="0.097cm" fo:border-left="0.05pt solid #000000" fo:border-right="none" fo:border-top="none" fo:border-bottom="0.05pt solid #000000"/>
    </style:style>
    <style:style style:name="Tabell1.E10" style:family="table-cell">
      <style:table-cell-properties style:vertical-align="middle" fo:padding="0.097cm" fo:border-left="0.05pt solid #000000" fo:border-right="0.05pt solid #000000" fo:border-top="none" fo:border-bottom="0.05pt solid #000000"/>
    </style:style>
    <style:style style:name="Tabell1.A11" style:family="table-cell">
      <style:table-cell-properties fo:padding="0.097cm" fo:border-left="0.05pt solid #000000" fo:border-right="none" fo:border-top="none" fo:border-bottom="0.05pt solid #000000"/>
    </style:style>
    <style:style style:name="Tabell1.B11" style:family="table-cell">
      <style:table-cell-properties fo:padding="0.097cm" fo:border-left="0.05pt solid #000000" fo:border-right="none" fo:border-top="none" fo:border-bottom="0.05pt solid #000000"/>
    </style:style>
    <style:style style:name="Tabell1.C11" style:family="table-cell">
      <style:table-cell-properties fo:padding="0.097cm" fo:border-left="0.05pt solid #000000" fo:border-right="none" fo:border-top="none" fo:border-bottom="0.05pt solid #000000"/>
    </style:style>
    <style:style style:name="Tabell1.D11" style:family="table-cell">
      <style:table-cell-properties fo:padding="0.097cm" fo:border-left="0.05pt solid #000000" fo:border-right="none" fo:border-top="none" fo:border-bottom="0.05pt solid #000000"/>
    </style:style>
    <style:style style:name="Tabell1.A12" style:family="table-cell">
      <style:table-cell-properties fo:padding="0.097cm" fo:border-left="0.05pt solid #000000" fo:border-right="none" fo:border-top="none" fo:border-bottom="0.05pt solid #000000"/>
    </style:style>
    <style:style style:name="Tabell1.B12" style:family="table-cell">
      <style:table-cell-properties fo:padding="0.097cm" fo:border-left="0.05pt solid #000000" fo:border-right="none" fo:border-top="none" fo:border-bottom="0.05pt solid #000000"/>
    </style:style>
    <style:style style:name="Tabell1.C12" style:family="table-cell">
      <style:table-cell-properties fo:padding="0.097cm" fo:border-left="0.05pt solid #000000" fo:border-right="none" fo:border-top="none" fo:border-bottom="0.05pt solid #000000"/>
    </style:style>
    <style:style style:name="Tabell1.D12" style:family="table-cell">
      <style:table-cell-properties fo:padding="0.097cm" fo:border-left="0.05pt solid #000000" fo:border-right="none" fo:border-top="none" fo:border-bottom="0.05pt solid #000000"/>
    </style:style>
    <style:style style:name="Tabell1.E12" style:family="table-cell">
      <style:table-cell-properties fo:padding="0.097cm" fo:border-left="0.05pt solid #000000" fo:border-right="0.05pt solid #000000" fo:border-top="none" fo:border-bottom="0.05pt solid #000000"/>
    </style:style>
    <style:style style:name="Tabell1.A13" style:family="table-cell">
      <style:table-cell-properties fo:padding="0.097cm" fo:border-left="0.05pt solid #000000" fo:border-right="none" fo:border-top="none" fo:border-bottom="0.05pt solid #000000"/>
    </style:style>
    <style:style style:name="Tabell1.B13" style:family="table-cell">
      <style:table-cell-properties fo:padding="0.097cm" fo:border-left="0.05pt solid #000000" fo:border-right="none" fo:border-top="none" fo:border-bottom="0.05pt solid #000000"/>
    </style:style>
    <style:style style:name="Tabell1.C13" style:family="table-cell">
      <style:table-cell-properties fo:padding="0.097cm" fo:border-left="0.05pt solid #000000" fo:border-right="none" fo:border-top="none" fo:border-bottom="0.05pt solid #000000"/>
    </style:style>
    <style:style style:name="Tabell1.D13" style:family="table-cell">
      <style:table-cell-properties fo:padding="0.097cm" fo:border-left="0.05pt solid #000000" fo:border-right="none" fo:border-top="none" fo:border-bottom="0.05pt solid #000000"/>
    </style:style>
    <style:style style:name="Tabell1.E13"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3.401cm" style:rel-column-width="13107*"/>
    </style:style>
    <style:style style:name="Tabell2.1" style:family="table-row">
      <style:table-row-properties fo:keep-together="always"/>
    </style:style>
    <style:style style:name="Tabell2.A1" style:family="table-cell">
      <style:table-cell-properties fo:padding="0.097cm" fo:border-left="0.05pt solid #000000" fo:border-right="none" fo:border-top="0.05pt solid #000000" fo:border-bottom="0.05pt solid #000000"/>
    </style:style>
    <style:style style:name="Tabell2.E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3.401cm" style:rel-column-width="13107*"/>
    </style:style>
    <style:style style:name="Tabell3.1" style:family="table-row">
      <style:table-row-properties fo:keep-together="always"/>
    </style:style>
    <style:style style:name="Tabell3.A1" style:family="table-cell">
      <style:table-cell-properties fo:padding="0.097cm" fo:border-left="0.05pt solid #000000" fo:border-right="none" fo:border-top="0.05pt solid #000000" fo:border-bottom="0.05pt solid #000000"/>
    </style:style>
    <style:style style:name="Tabell3.E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E2" style:family="table-cell">
      <style:table-cell-properties fo:padding="0.097cm" fo:border-left="0.05pt solid #000000" fo:border-right="0.05pt solid #000000" fo:border-top="none" fo:border-bottom="0.05pt solid #000000"/>
    </style:style>
    <style:style style:name="kap4" style:family="table">
      <style:table-properties style:width="17cm" table:align="margins"/>
    </style:style>
    <style:style style:name="kap4.A" style:family="table-column">
      <style:table-column-properties style:column-width="3.401cm" style:rel-column-width="13107*"/>
    </style:style>
    <style:style style:name="kap4.1" style:family="table-row">
      <style:table-row-properties fo:keep-together="always"/>
    </style:style>
    <style:style style:name="kap4.A1" style:family="table-cell">
      <style:table-cell-properties fo:padding="0.097cm" fo:border-left="0.05pt solid #000000" fo:border-right="none" fo:border-top="0.05pt solid #000000" fo:border-bottom="0.05pt solid #000000"/>
    </style:style>
    <style:style style:name="kap4.E1" style:family="table-cell">
      <style:table-cell-properties fo:padding="0.097cm" fo:border="0.05pt solid #000000"/>
    </style:style>
    <style:style style:name="kap4.A2" style:family="table-cell">
      <style:table-cell-properties fo:padding="0.097cm" fo:border-left="0.05pt solid #000000" fo:border-right="none" fo:border-top="none" fo:border-bottom="0.05pt solid #000000"/>
    </style:style>
    <style:style style:name="kap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3.401cm" style:rel-column-width="13107*"/>
    </style:style>
    <style:style style:name="Tabell4.1" style:family="table-row">
      <style:table-row-properties fo:keep-together="always"/>
    </style:style>
    <style:style style:name="Tabell4.A1" style:family="table-cell">
      <style:table-cell-properties fo:padding="0.097cm" fo:border-left="0.05pt solid #000000" fo:border-right="none" fo:border-top="0.05pt solid #000000" fo:border-bottom="0.05pt solid #000000"/>
    </style:style>
    <style:style style:name="Tabell4.E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style:vertical-align="middle" fo:padding="0.097cm" fo:border-left="0.05pt solid #000000" fo:border-right="none" fo:border-top="none" fo:border-bottom="0.05pt solid #000000"/>
    </style:style>
    <style:style style:name="Tabell4.E2" style:family="table-cell">
      <style:table-cell-properties style:vertical-align="middle"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3.401cm" style:rel-column-width="13107*"/>
    </style:style>
    <style:style style:name="Tabell5.1" style:family="table-row">
      <style:table-row-properties fo:keep-together="always"/>
    </style:style>
    <style:style style:name="Tabell5.A1" style:family="table-cell">
      <style:table-cell-properties fo:padding="0.097cm" fo:border-left="0.05pt solid #000000" fo:border-right="none" fo:border-top="0.05pt solid #000000" fo:border-bottom="0.05pt solid #000000"/>
    </style:style>
    <style:style style:name="Tabell5.E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E2" style:family="table-cell">
      <style:table-cell-properties fo:padding="0.097cm" fo:border-left="0.05pt solid #000000" fo:border-right="0.05pt solid #000000" fo:border-top="none" fo:border-bottom="0.05pt solid #000000"/>
    </style:style>
    <style:style style:name="Tabell5.E4" style:family="table-cell">
      <style:table-cell-properties style:vertical-align="middle"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3.401cm" style:rel-column-width="13107*"/>
    </style:style>
    <style:style style:name="Tabell6.1" style:family="table-row">
      <style:table-row-properties fo:keep-together="always"/>
    </style:style>
    <style:style style:name="Tabell6.A1" style:family="table-cell">
      <style:table-cell-properties fo:padding="0.097cm" fo:border-left="0.05pt solid #000000" fo:border-right="none" fo:border-top="0.05pt solid #000000" fo:border-bottom="0.05pt solid #000000"/>
    </style:style>
    <style:style style:name="Tabell6.E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E2" style:family="table-cell">
      <style:table-cell-properties fo:padding="0.097cm" fo:border-left="0.05pt solid #000000" fo:border-right="0.05pt solid #000000" fo:border-top="none" fo:border-bottom="0.05pt solid #000000"/>
    </style:style>
    <style:style style:name="Tabell6.E4" style:family="table-cell">
      <style:table-cell-properties style:vertical-align="middle" fo:padding="0.097cm" fo:border-left="0.05pt solid #000000" fo:border-right="0.05pt solid #000000" fo:border-top="none" fo:border-bottom="0.05pt solid #000000"/>
    </style:style>
    <style:style style:name="Tabell7" style:family="table">
      <style:table-properties style:width="17cm" table:align="margins"/>
    </style:style>
    <style:style style:name="Tabell7.A" style:family="table-column">
      <style:table-column-properties style:column-width="3.401cm" style:rel-column-width="13107*"/>
    </style:style>
    <style:style style:name="Tabell7.1" style:family="table-row">
      <style:table-row-properties fo:keep-together="always"/>
    </style:style>
    <style:style style:name="Tabell7.A1" style:family="table-cell">
      <style:table-cell-properties fo:padding="0.097cm" fo:border-left="0.05pt solid #000000" fo:border-right="none" fo:border-top="0.05pt solid #000000" fo:border-bottom="0.05pt solid #000000"/>
    </style:style>
    <style:style style:name="Tabell7.E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E2" style:family="table-cell">
      <style:table-cell-properties fo:padding="0.097cm" fo:border-left="0.05pt solid #000000" fo:border-right="0.05pt solid #000000" fo:border-top="none" fo:border-bottom="0.05pt solid #000000"/>
    </style:style>
    <style:style style:name="Tabell7.E4" style:family="table-cell">
      <style:table-cell-properties style:vertical-align="middle"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3.399cm" style:rel-column-width="13102*"/>
    </style:style>
    <style:style style:name="Tabell8.B" style:family="table-column">
      <style:table-column-properties style:column-width="3.401cm" style:rel-column-width="13109*"/>
    </style:style>
    <style:style style:name="Tabell8.E" style:family="table-column">
      <style:table-column-properties style:column-width="3.401cm" style:rel-column-width="13113*"/>
    </style:style>
    <style:style style:name="Tabell8.1" style:family="table-row">
      <style:table-row-properties fo:keep-together="always"/>
    </style:style>
    <style:style style:name="Tabell8.A1" style:family="table-cell">
      <style:table-cell-properties fo:padding="0.097cm" fo:border-left="0.05pt solid #000000" fo:border-right="none" fo:border-top="0.05pt solid #000000" fo:border-bottom="0.05pt solid #000000"/>
    </style:style>
    <style:style style:name="Tabell8.E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E2" style:family="table-cell">
      <style:table-cell-properties fo:padding="0.097cm" fo:border-left="0.05pt solid #000000" fo:border-right="0.05pt solid #000000" fo:border-top="none" fo:border-bottom="0.05pt solid #000000"/>
    </style:style>
    <style:style style:name="Tabell8.E4" style:family="table-cell">
      <style:table-cell-properties style:vertical-align="middle"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3.401cm" style:rel-column-width="13107*"/>
    </style:style>
    <style:style style:name="Tabell9.1" style:family="table-row">
      <style:table-row-properties fo:keep-together="always"/>
    </style:style>
    <style:style style:name="Tabell9.A1" style:family="table-cell">
      <style:table-cell-properties fo:padding="0.097cm" fo:border-left="0.05pt solid #000000" fo:border-right="none" fo:border-top="0.05pt solid #000000" fo:border-bottom="0.05pt solid #000000"/>
    </style:style>
    <style:style style:name="Tabell9.E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E2" style:family="table-cell">
      <style:table-cell-properties fo:padding="0.097cm" fo:border-left="0.05pt solid #000000" fo:border-right="0.05pt solid #000000" fo:border-top="none" fo:border-bottom="0.05pt solid #000000"/>
    </style:style>
    <style:style style:name="Tabell9.E4"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butveckling 1 och webbteknik.nu</text:h>
      <text:h text:style-name="Heading_20_1" text:outline-level="1">Relationer mellan videos, text och arbetsuppgifter</text:h>
      <text:p text:style-name="P4">Om en elev undrar ”var hittar jag svaret på fråga x” eller du vill ha hjälp att planera lektioner, så kan tabellerna nedan vara till hjälp. De visar också hur ordningen ser ut för webbplatsens arbetslistor.</text:p>
      <text:p text:style-name="Text_20_body">Jobbplaneringen på webbplatsen utgår vanligtvis från att eleverna jobbar i denna ordning:</text:p>
      <text:list xml:id="list88600729" text:style-name="L1">
        <text:list-item>
          <text:p text:style-name="P5">Video</text:p>
        </text:list-item>
        <text:list-item>
          <text:p text:style-name="P5">Textläsning</text:p>
        </text:list-item>
        <text:list-item>
          <text:p text:style-name="P5">Övningsuppgifter</text:p>
        </text:list-item>
      </text:list>
      <text:p text:style-name="Text_20_body">Viktigaste undantaget är direkt i kapitel ett, eftersom jag villa att eleverna ska börja skriva kod så fort som möjligt!</text:p>
      <text:p text:style-name="Text_20_body">Videonamnen är något inkonsekventa, eftersom jag bytte system under resans gång. Efter varje video, så står inom parentes den ordning i vilken de visas om man klickar på ”nästa”.</text:p>
      <text:h text:style-name="Heading_20_2" text:outline-level="2">Kapitel 1 – Vad är webbteknik?</text:h>
      <text:p text:style-name="Text_20_body"/>
      <table:table table:name="Tabell1" table:style-name="Tabell1">
        <table:table-column table:style-name="Tabell1.A" table:number-columns-repeated="5"/>
        <table:table-header-rows>
          <table:table-row table:style-name="Tabell1.1">
            <table:table-cell table:style-name="Tabell1.A1" office:value-type="string">
              <text:p text:style-name="P1">Vad</text:p>
            </table:table-cell>
            <table:table-cell table:style-name="Tabell1.A1" office:value-type="string">
              <text:p text:style-name="P1">Fart</text:p>
            </table:table-cell>
            <table:table-cell table:style-name="Tabell1.A1" office:value-type="string">
              <text:p text:style-name="P1">Video</text:p>
            </table:table-cell>
            <table:table-cell table:style-name="Tabell1.A1" office:value-type="string">
              <text:p text:style-name="P1">Läroboken</text:p>
            </table:table-cell>
            <table:table-cell table:style-name="Tabell1.E1" office:value-type="string">
              <text:p text:style-name="P1">Arbetsboken</text:p>
            </table:table-cell>
          </table:table-row>
        </table:table-header-rows>
        <table:table-row table:style-name="Tabell1.1">
          <table:table-cell table:style-name="Tabell1.D13" office:value-type="string">
            <text:p text:style-name="Table_20_Contents">Första dokument</text:p>
          </table:table-cell>
          <table:table-cell table:style-name="Tabell1.D13" office:value-type="string">
            <text:p text:style-name="Table_20_Contents">Springspår</text:p>
          </table:table-cell>
          <table:table-cell table:style-name="Tabell1.D13" office:value-type="string">
            <text:p text:style-name="Table_20_Contents">kap-1-a-1 (1)</text:p>
            <text:p text:style-name="Table_20_Contents">kap-1-a-2 (2)</text:p>
            <text:p text:style-name="Table_20_Contents">kap-1-a-3 (3)</text:p>
          </table:table-cell>
          <table:table-cell table:style-name="Tabell1.D13" office:value-type="string">
            <text:p text:style-name="Table_20_Contents"/>
            <text:p text:style-name="Table_20_Contents"/>
            <text:p text:style-name="Table_20_Contents"/>
            <text:p text:style-name="Table_20_Contents">1.0 – 1.1.1</text:p>
          </table:table-cell>
          <table:table-cell table:style-name="Tabell1.E13" office:value-type="string">
            <text:p text:style-name="Table_20_Contents">”Uppgift noll”</text:p>
            <text:p text:style-name="Table_20_Contents">1A – editor</text:p>
            <text:p text:style-name="Table_20_Contents">1.1</text:p>
            <text:p text:style-name="Table_20_Contents">1B – sidan</text:p>
            <text:p text:style-name="Table_20_Contents">1.2</text:p>
          </table:table-cell>
        </table:table-row>
        <table:table-row table:style-name="Tabell1.1">
          <table:table-cell table:style-name="Tabell1.D13" office:value-type="string">
            <text:p text:style-name="Table_20_Contents">Standarder</text:p>
            <text:p text:style-name="Table_20_Contents">Validering</text:p>
          </table:table-cell>
          <table:table-cell table:style-name="Tabell1.D13" office:value-type="string">
            <text:p text:style-name="Table_20_Contents">Springspår</text:p>
          </table:table-cell>
          <table:table-cell table:style-name="Tabell1.D13" office:value-type="string">
            <text:p text:style-name="Table_20_Contents">kap-1-a-4 (5)</text:p>
          </table:table-cell>
          <table:table-cell table:style-name="Tabell1.D13" office:value-type="string">
            <text:p text:style-name="Table_20_Contents">1.2</text:p>
            <text:p text:style-name="Table_20_Contents">1.3</text:p>
          </table:table-cell>
          <table:table-cell table:style-name="Tabell1.E13" office:value-type="string">
            <text:p text:style-name="Table_20_Contents">1C – validera</text:p>
          </table:table-cell>
        </table:table-row>
        <table:table-row table:style-name="Tabell1.1">
          <table:table-cell table:style-name="Tabell1.D13" office:value-type="string">
            <text:p text:style-name="Table_20_Contents">Mozilla Thimble</text:p>
          </table:table-cell>
          <table:table-cell table:style-name="Tabell1.D13" office:value-type="string">
            <text:p text:style-name="Table_20_Contents">Bonus, men väldigt enkel</text:p>
          </table:table-cell>
          <table:table-cell table:style-name="Tabell1.D13" office:value-type="string">
            <text:p text:style-name="Table_20_Contents">thimble (4)</text:p>
          </table:table-cell>
          <table:table-cell table:style-name="Tabell1.D13" office:value-type="string">
            <text:p text:style-name="Table_20_Contents"/>
          </table:table-cell>
          <table:table-cell table:style-name="Tabell1.E13" office:value-type="string">
            <text:p text:style-name="Table_20_Contents"/>
          </table:table-cell>
        </table:table-row>
        <table:table-row table:style-name="Tabell1.1">
          <table:table-cell table:style-name="Tabell1.D13" office:value-type="string">
            <text:p text:style-name="Table_20_Contents">Fler standarder</text:p>
            <text:p text:style-name="Table_20_Contents">DNS, URL</text:p>
            <text:p text:style-name="Table_20_Contents">http, https</text:p>
          </table:table-cell>
          <table:table-cell table:style-name="Tabell1.D13" office:value-type="string">
            <text:p text:style-name="Table_20_Contents"/>
          </table:table-cell>
          <table:table-cell table:style-name="Tabell1.D13" office:value-type="string">
            <text:p text:style-name="Table_20_Contents"/>
            <text:p text:style-name="Table_20_Contents"/>
            <text:p text:style-name="Table_20_Contents">wu-lb-1.4.9 TODO</text:p>
          </table:table-cell>
          <table:table-cell table:style-name="Tabell1.D13" office:value-type="string">
            <text:p text:style-name="Table_20_Contents">1.4 – 1.4.1</text:p>
            <text:p text:style-name="Table_20_Contents">1.4.4 – 1.4.9</text:p>
          </table:table-cell>
          <table:table-cell table:style-name="Tabell1.E13" office:value-type="string">
            <text:p text:style-name="Table_20_Contents">1D – domän </text:p>
            <text:p text:style-name="Table_20_Contents">1.3</text:p>
            <text:p text:style-name="Table_20_Contents">1E – http (svår)</text:p>
            <text:p text:style-name="Table_20_Contents">1.4</text:p>
          </table:table-cell>
        </table:table-row>
        <table:table-row table:style-name="Tabell1.1">
          <table:table-cell table:style-name="Tabell1.D13" office:value-type="string">
            <text:p text:style-name="Table_20_Contents">Schema</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2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Auktoritet</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Vattenfallsdiagram</text:p>
          </table:table-cell>
          <table:table-cell table:style-name="Tabell1.D13" office:value-type="string">
            <text:p text:style-name="Table_20_Contents">Fördjupning</text:p>
          </table:table-cell>
          <table:table-cell table:style-name="Tabell1.D13" office:value-type="string">
            <text:p text:style-name="Table_20_Contents">wu-lb-1-5 TODO</text:p>
          </table:table-cell>
          <table:table-cell table:style-name="Tabell1.D13" office:value-type="string">
            <text:p text:style-name="Table_20_Contents">1.5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Cachning</text:p>
          </table:table-cell>
          <table:table-cell table:style-name="Tabell1.D13" office:value-type="string">
            <text:p text:style-name="Table_20_Contents"/>
          </table:table-cell>
          <table:table-cell table:style-name="Tabell1.D13" office:value-type="string">
            <text:p text:style-name="Table_20_Contents">wu-lb-1-6 TODO</text:p>
          </table:table-cell>
          <table:table-cell table:style-name="Tabell1.D13" office:value-type="string">
            <text:p text:style-name="Table_20_Contents">1.6</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Statiska och dynamiska sidor</text:p>
            <text:p text:style-name="Table_20_Contents">Ajax</text:p>
          </table:table-cell>
          <table:table-cell table:style-name="Tabell1.D13" office:value-type="string">
            <text:p text:style-name="Table_20_Contents">Springspår</text:p>
          </table:table-cell>
          <table:table-cell table:style-name="Tabell1.D13" office:value-type="string">
            <text:p text:style-name="Table_20_Contents"/>
          </table:table-cell>
          <table:table-cell table:style-name="Tabell1.D13" office:value-type="string">
            <text:p text:style-name="Table_20_Contents">1.7</text:p>
            <text:p text:style-name="Table_20_Contents"/>
            <text:p text:style-name="Table_20_Contents">1.8</text:p>
          </table:table-cell>
          <table:table-cell table:style-name="Tabell1.E10" table:number-rows-spanned="2" office:value-type="string">
            <text:p text:style-name="Table_20_Contents"><text:s text:c="2"/>1.5</text:p>
          </table:table-cell>
        </table:table-row>
        <table:table-row table:style-name="Tabell1.1">
          <table:table-cell table:style-name="Tabell1.D13" office:value-type="string">
            <text:p text:style-name="Table_20_Contents">Proprietära tekniker</text:p>
          </table:table-cell>
          <table:table-cell table:style-name="Tabell1.D13" office:value-type="string">
            <text:p text:style-name="Table_20_Contents"/>
          </table:table-cell>
          <table:table-cell table:style-name="Tabell1.D13" office:value-type="string">
            <text:p text:style-name="Table_20_Contents"/>
          </table:table-cell>
          <table:table-cell table:style-name="Tabell1.D13" office:value-type="string">
            <text:p text:style-name="Table_20_Contents">1.9 – 1.9.2</text:p>
            <text:p text:style-name="Table_20_Contents">1.9.4</text:p>
          </table:table-cell>
          <table:covered-table-cell/>
        </table:table-row>
        <table:table-row table:style-name="Tabell1.1">
          <table:table-cell table:style-name="Tabell1.D13" office:value-type="string">
            <text:p text:style-name="Table_20_Contents">Öppen källkod och öppna standarder</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9.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Läs mer</text:p>
            <text:p text:style-name="Table_20_Contents">Varning</text:p>
          </table:table-cell>
          <table:table-cell table:style-name="Tabell1.D13" office:value-type="string">
            <text:p text:style-name="Table_20_Contents"/>
          </table:table-cell>
          <table:table-cell table:style-name="Tabell1.D13" office:value-type="string">
            <text:p text:style-name="Table_20_Contents">wu-lb-1-10 (6)</text:p>
          </table:table-cell>
          <table:table-cell table:style-name="Tabell1.D13" office:value-type="string">
            <text:p text:style-name="Table_20_Contents">1.10</text:p>
            <text:p text:style-name="Table_20_Contents">1.11</text:p>
          </table:table-cell>
          <table:table-cell table:style-name="Tabell1.E13" office:value-type="string">
            <text:p text:style-name="Table_20_Contents">1F – MDN</text:p>
            <text:p text:style-name="Table_20_Contents">1.6</text:p>
          </table:table-cell>
        </table:table-row>
      </table:table>
      <text:h text:style-name="Heading_20_2" text:outline-level="2"><text:soft-page-break/>Kapitel 2 - Utvecklingsprocessen</text:h>
      <text:p text:style-name="Text_20_body">Instruktionsvideor för Git och GitHub finns med i ”tågordningen” för videos trots att de är fördjupning. Just denna fördjupning ligger mig nämligen lite extra varmt om hjärtat.</text:p>
      <text:p text:style-name="Text_20_body"/>
      <table:table table:name="Tabell2" table:style-name="Tabell2">
        <table:table-column table:style-name="Tabell2.A" table:number-columns-repeated="5"/>
        <table:table-header-rows>
          <table:table-row table:style-name="Tabell2.1">
            <table:table-cell table:style-name="Tabell2.A1" office:value-type="string">
              <text:p text:style-name="P1">Vad</text:p>
            </table:table-cell>
            <table:table-cell table:style-name="Tabell2.A1" office:value-type="string">
              <text:p text:style-name="P1">Fart</text:p>
            </table:table-cell>
            <table:table-cell table:style-name="Tabell2.A1" office:value-type="string">
              <text:p text:style-name="P1">Video</text:p>
            </table:table-cell>
            <table:table-cell table:style-name="Tabell2.A1" office:value-type="string">
              <text:p text:style-name="P1">Läroboken</text:p>
            </table:table-cell>
            <table:table-cell table:style-name="Tabell2.E1" office:value-type="string">
              <text:p text:style-name="P1">Arbetsboken</text:p>
            </table:table-cell>
          </table:table-row>
        </table:table-header-rows>
        <table:table-row table:style-name="Tabell2.1">
          <table:table-cell table:style-name="Tabell2.A2" office:value-type="string">
            <text:p text:style-name="Table_20_Contents">Processen</text:p>
            <text:p text:style-name="Table_20_Contents">Baby steps</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0</text:p>
            <text:p text:style-name="Table_20_Contents">2.1</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Roller</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2</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cessen</text:p>
            <text:p text:style-name="Table_20_Contents">Mål, skisser, färger</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3 – 2.3.3</text:p>
          </table:table-cell>
          <table:table-cell table:style-name="Tabell2.E2" office:value-type="string">
            <text:p text:style-name="Table_20_Contents">2.1</text:p>
            <text:p text:style-name="Table_20_Contents">2A - skisser</text:p>
          </table:table-cell>
        </table:table-row>
        <table:table-row table:style-name="Tabell2.1">
          <table:table-cell table:style-name="Tabell2.A2" office:value-type="string">
            <text:p text:style-name="Table_20_Contents">Stilguide, stadier, lansering</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3.4 – 2.3.8</text:p>
          </table:table-cell>
          <table:table-cell table:style-name="Tabell2.E2" office:value-type="string">
            <text:p text:style-name="Table_20_Contents">2.2</text:p>
          </table:table-cell>
        </table:table-row>
        <table:table-row table:style-name="Tabell2.1">
          <table:table-cell table:style-name="Tabell2.A2" office:value-type="string">
            <text:p text:style-name="Table_20_Contents">Verktyg</text:p>
          </table:table-cell>
          <table:table-cell table:style-name="Tabell2.A2" office:value-type="string">
            <text:p text:style-name="Table_20_Contents">Springspår</text:p>
          </table:table-cell>
          <table:table-cell table:style-name="Tabell2.A2" office:value-type="string">
            <text:p text:style-name="Table_20_Contents">wu-lb-2-4-1 (7)</text:p>
            <text:p text:style-name="Table_20_Contents">wu-lb-2-4-3 (8)</text:p>
          </table:table-cell>
          <table:table-cell table:style-name="Tabell2.A2" office:value-type="string">
            <text:p text:style-name="Table_20_Contents">2.4 – 2.4.3</text:p>
          </table:table-cell>
          <table:table-cell table:style-name="Tabell2.E2" office:value-type="string">
            <text:p text:style-name="Table_20_Contents">2B - webbläsare</text:p>
            <text:p text:style-name="Table_20_Contents">2C - verktyg</text:p>
          </table:table-cell>
        </table:table-row>
        <table:table-row table:style-name="Tabell2.1">
          <table:table-cell table:style-name="Tabell2.A2" office:value-type="string">
            <text:p text:style-name="Table_20_Contents">Fler tillägg</text:p>
            <text:p text:style-name="Table_20_Contents">Utvecklingsserver</text:p>
            <text:p text:style-name="Table_20_Contents">FTP</text:p>
          </table:table-cell>
          <table:table-cell table:style-name="Tabell2.A2" office:value-type="string">
            <text:p text:style-name="Table_20_Contents"/>
          </table:table-cell>
          <table:table-cell table:style-name="Tabell2.A2" office:value-type="string">
            <text:p text:style-name="Table_20_Contents">wu-lb-2-4-4 (9)</text:p>
          </table:table-cell>
          <table:table-cell table:style-name="Tabell2.A2" office:value-type="string">
            <text:p text:style-name="Table_20_Contents">2.4.4 – 2.4.6</text:p>
          </table:table-cell>
          <table:table-cell table:style-name="Tabell2.E2" office:value-type="string">
            <text:p text:style-name="Table_20_Contents">2D - FTP</text:p>
          </table:table-cell>
        </table:table-row>
        <table:table-row table:style-name="Tabell2.1">
          <table:table-cell table:style-name="Tabell2.A2" office:value-type="string">
            <text:p text:style-name="Table_20_Contents">Versionskontroll</text:p>
          </table:table-cell>
          <table:table-cell table:style-name="Tabell2.A2" office:value-type="string">
            <text:p text:style-name="Table_20_Contents">Fördjupning</text:p>
          </table:table-cell>
          <table:table-cell table:style-name="Tabell2.A2" office:value-type="string">
            <text:p text:style-name="Table_20_Contents">git-koncept (10)</text:p>
            <text:p text:style-name="Table_20_Contents">git-installation (11)</text:p>
            <text:p text:style-name="Table_20_Contents">git-start-using (12)</text:p>
            <text:p text:style-name="Table_20_Contents">git-usage (13)</text:p>
          </table:table-cell>
          <table:table-cell table:style-name="Tabell2.A2" office:value-type="string">
            <text:p text:style-name="Table_20_Contents">2.4.7 online</text:p>
          </table:table-cell>
          <table:table-cell table:style-name="Tabell2.E2" office:value-type="string">
            <text:p text:style-name="Table_20_Contents">2E – Git + GitHub</text:p>
          </table:table-cell>
        </table:table-row>
        <table:table-row table:style-name="Tabell2.1">
          <table:table-cell table:style-name="Tabell2.A2" office:value-type="string">
            <text:p text:style-name="Table_20_Contents">Ärende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8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jekt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9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Dela kod online</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4.10</text:p>
          </table:table-cell>
          <table:table-cell table:style-name="Tabell2.E2" office:value-type="string">
            <text:p text:style-name="Table_20_Contents">2F</text:p>
          </table:table-cell>
        </table:table-row>
      </table:table>
      <text:h text:style-name="Heading_20_2" text:outline-level="2"/>
      <text:h text:style-name="Heading_20_2" text:outline-level="2">Kapitel 3 – Vad är en bra webbplats?</text:h>
      <text:p text:style-name="Text_20_body"/>
      <table:table table:name="Tabell3" table:style-name="Tabell3">
        <table:table-column table:style-name="Tabell3.A" table:number-columns-repeated="5"/>
        <table:table-header-rows>
          <table:table-row table:style-name="Tabell3.1">
            <table:table-cell table:style-name="Tabell3.A1" office:value-type="string">
              <text:p text:style-name="P1">Vad</text:p>
            </table:table-cell>
            <table:table-cell table:style-name="Tabell3.A1" office:value-type="string">
              <text:p text:style-name="P1">Fart</text:p>
            </table:table-cell>
            <table:table-cell table:style-name="Tabell3.A1" office:value-type="string">
              <text:p text:style-name="P1">Video</text:p>
            </table:table-cell>
            <table:table-cell table:style-name="Tabell3.A1" office:value-type="string">
              <text:p text:style-name="P1">Läroboken</text:p>
            </table:table-cell>
            <table:table-cell table:style-name="Tabell3.E1" office:value-type="string">
              <text:p text:style-name="P1">Arbetsboken</text:p>
            </table:table-cell>
          </table:table-row>
        </table:table-header-rows>
        <table:table-row table:style-name="Tabell3.1">
          <table:table-cell table:style-name="Tabell3.A2" office:value-type="string">
            <text:p text:style-name="Table_20_Contents">Vad är en bra webbpla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text:p>
          </table:table-cell>
          <table:table-cell table:style-name="Tabell3.E2" office:value-type="string">
            <text:p text:style-name="Table_20_Contents">3A Bra och dåliga webbplatser</text:p>
          </table:table-cell>
        </table:table-row>
        <table:table-row table:style-name="Tabell3.1">
          <table:table-cell table:style-name="Tabell3.A2" office:value-type="string">
            <text:p text:style-name="Table_20_Contents">En lättunderhållen webbplats</text:p>
          </table:table-cell>
          <table:table-cell table:style-name="Tabell3.A2" office:value-type="string">
            <text:p text:style-name="Table_20_Contents">Springspår</text:p>
          </table:table-cell>
          <table:table-cell table:style-name="Tabell3.A2" office:value-type="string">
            <text:p text:style-name="Table_20_Contents"/>
          </table:table-cell>
          <table:table-cell table:style-name="Tabell3.A2" office:value-type="string">
            <text:p text:style-name="Table_20_Contents">3.1 – 3.1.4</text:p>
          </table:table-cell>
          <table:table-cell table:style-name="Tabell3.E2" office:value-type="string">
            <text:p text:style-name="Table_20_Contents"/>
          </table:table-cell>
        </table:table-row>
        <table:table-row table:style-name="Tabell3.1">
          <table:table-cell table:style-name="Tabell3.A2" office:value-type="string">
            <text:p text:style-name="Table_20_Contents">Motivera god ko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2</text:p>
            <text:p text:style-name="Table_20_Contents">3.3</text:p>
          </table:table-cell>
          <table:table-cell table:style-name="Tabell3.E2" office:value-type="string">
            <text:p text:style-name="Table_20_Contents">3.1 (Ej springspår)</text:p>
            <text:p text:style-name="Table_20_Contents">3.2 (Ej springspår)</text:p>
            <text:p text:style-name="Table_20_Contents">3B – indrag (Ej springspår)</text:p>
          </table:table-cell>
        </table:table-row>
        <table:table-row table:style-name="Tabell3.1">
          <table:table-cell table:style-name="Tabell3.A2" office:value-type="string">
            <text:p text:style-name="Table_20_Contents">Progressiv förbättring,</text:p>
            <text:p text:style-name="Table_20_Contents">varningssign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4 – 3.5</text:p>
          </table:table-cell>
          <table:table-cell table:style-name="Tabell3.E2" office:value-type="string">
            <text:p text:style-name="Table_20_Contents">3.3</text:p>
          </table:table-cell>
        </table:table-row>
      </table:table>
      <text:p text:style-name="Text_20_body"/>
      <text:p text:style-name="Text_20_body"/>
      <text:h text:style-name="Heading_20_2" text:outline-level="2"><text:soft-page-break/>Kapitel 4 – Grundläggande HTML och CSS</text:h>
      <text:p text:style-name="Text_20_body"/>
      <table:table table:name="kap4" table:style-name="kap4">
        <table:table-column table:style-name="kap4.A" table:number-columns-repeated="5"/>
        <table:table-header-rows>
          <table:table-row table:style-name="kap4.1">
            <table:table-cell table:style-name="kap4.A1" office:value-type="string">
              <text:p text:style-name="P1">Vad</text:p>
            </table:table-cell>
            <table:table-cell table:style-name="kap4.A1" office:value-type="string">
              <text:p text:style-name="P1">Fart</text:p>
            </table:table-cell>
            <table:table-cell table:style-name="kap4.A1" office:value-type="string">
              <text:p text:style-name="P1">Video</text:p>
            </table:table-cell>
            <table:table-cell table:style-name="kap4.A1" office:value-type="string">
              <text:p text:style-name="P1">Läroboken</text:p>
            </table:table-cell>
            <table:table-cell table:style-name="kap4.E1" office:value-type="string">
              <text:p text:style-name="P1">Arbetsboken</text:p>
            </table:table-cell>
          </table:table-row>
        </table:table-header-rows>
        <table:table-row table:style-name="kap4.1">
          <table:table-cell table:style-name="kap4.A2" office:value-type="string">
            <text:p text:style-name="Table_20_Contents">HTML-terminologi</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1</text:p>
          </table:table-cell>
          <table:table-cell table:style-name="kap4.E2" office:value-type="string">
            <text:p text:style-name="Table_20_Contents">4.1</text:p>
            <text:p text:style-name="Table_20_Contents">4A</text:p>
          </table:table-cell>
        </table:table-row>
        <table:table-row table:style-name="kap4.1">
          <table:table-cell table:style-name="kap4.A2" office:value-type="string">
            <text:p text:style-name="Table_20_Contents">CSS-terminologi</text:p>
          </table:table-cell>
          <table:table-cell table:style-name="kap4.A2" office:value-type="string">
            <text:p text:style-name="Table_20_Contents">Springspår</text:p>
          </table:table-cell>
          <table:table-cell table:style-name="kap4.A2" office:value-type="string">
            <text:p text:style-name="Table_20_Contents">wu-lb-4-2 (14)</text:p>
          </table:table-cell>
          <table:table-cell table:style-name="kap4.A2" office:value-type="string">
            <text:p text:style-name="Table_20_Contents">4.2</text:p>
          </table:table-cell>
          <table:table-cell table:style-name="kap4.E2" office:value-type="string">
            <text:p text:style-name="Table_20_Contents">4.2</text:p>
            <text:p text:style-name="Table_20_Contents">4B</text:p>
            <text:p text:style-name="Table_20_Contents">4C</text:p>
            <text:p text:style-name="Table_20_Contents">(+ GitHub extra)</text:p>
          </table:table-cell>
        </table:table-row>
        <table:table-row table:style-name="kap4.1">
          <table:table-cell table:style-name="kap4.A2" office:value-type="string">
            <text:p text:style-name="Table_20_Contents">Block och inline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3</text:p>
          </table:table-cell>
          <table:table-cell table:style-name="kap4.E2" office:value-type="string">
            <text:p text:style-name="Table_20_Contents">4.3</text:p>
          </table:table-cell>
        </table:table-row>
        <table:table-row table:style-name="kap4.1">
          <table:table-cell table:style-name="kap4.A2" office:value-type="string">
            <text:p text:style-name="Table_20_Contents">HTML kommenta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4</text:p>
          </table:table-cell>
          <table:table-cell table:style-name="kap4.E2" office:value-type="string">
            <text:p text:style-name="Table_20_Contents"/>
          </table:table-cell>
        </table:table-row>
        <table:table-row table:style-name="kap4.1">
          <table:table-cell table:style-name="kap4.A2" office:value-type="string">
            <text:p text:style-name="Table_20_Contents">Några HTML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5</text:p>
          </table:table-cell>
          <table:table-cell table:style-name="kap4.E2" office:value-type="string">
            <text:p text:style-name="Table_20_Contents">4.4</text:p>
            <text:p text:style-name="Table_20_Contents">4D</text:p>
            <text:p text:style-name="Table_20_Contents">4.5</text:p>
            <text:p text:style-name="Table_20_Contents">4.6</text:p>
          </table:table-cell>
        </table:table-row>
        <table:table-row table:style-name="kap4.1">
          <table:table-cell table:style-name="kap4.A2" office:value-type="string">
            <text:p text:style-name="Table_20_Contents">Några HTML attribu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6 – 4.6.3</text:p>
          </table:table-cell>
          <table:table-cell table:style-name="kap4.E2" office:value-type="string">
            <text:p text:style-name="Table_20_Contents">4D:2 (felnumrerad)</text:p>
            <text:p text:style-name="Table_20_Contents">4.7</text:p>
          </table:table-cell>
        </table:table-row>
        <table:table-row table:style-name="kap4.1">
          <table:table-cell table:style-name="kap4.A2" office:value-type="string">
            <text:p text:style-name="Table_20_Contents">Fler HTML attribut</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6.4 – 4.6.6 </text:p>
          </table:table-cell>
          <table:table-cell table:style-name="kap4.E2" office:value-type="string">
            <text:p text:style-name="Table_20_Contents">4.8</text:p>
          </table:table-cell>
        </table:table-row>
        <table:table-row table:style-name="kap4.1">
          <table:table-cell table:style-name="kap4.A2" office:value-type="string">
            <text:p text:style-name="Table_20_Contents">Några CSS selektorer</text:p>
          </table:table-cell>
          <table:table-cell table:style-name="kap4.A2" office:value-type="string">
            <text:p text:style-name="Table_20_Contents">Springspår</text:p>
          </table:table-cell>
          <table:table-cell table:style-name="kap4.A2" office:value-type="string">
            <text:p text:style-name="Table_20_Contents">wu-lb-4-7 (15)</text:p>
          </table:table-cell>
          <table:table-cell table:style-name="kap4.A2" office:value-type="string">
            <text:p text:style-name="Table_20_Contents">4.7 – 4.7.3</text:p>
          </table:table-cell>
          <table:table-cell table:style-name="kap4.E2" office:value-type="string">
            <text:p text:style-name="Table_20_Contents"/>
          </table:table-cell>
        </table:table-row>
        <table:table-row table:style-name="kap4.1">
          <table:table-cell table:style-name="kap4.A2" office:value-type="string">
            <text:p text:style-name="Table_20_Contents">Fler CSS selekto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7.4</text:p>
          </table:table-cell>
          <table:table-cell table:style-name="kap4.E2" office:value-type="string">
            <text:p text:style-name="Table_20_Contents">4.9</text:p>
            <text:p text:style-name="Table_20_Contents"/>
          </table:table-cell>
        </table:table-row>
        <table:table-row table:style-name="kap4.1">
          <table:table-cell table:style-name="kap4.A2" office:value-type="string">
            <text:p text:style-name="Table_20_Contents">Några CSS egenskaper</text:p>
          </table:table-cell>
          <table:table-cell table:style-name="kap4.A2" office:value-type="string">
            <text:p text:style-name="Table_20_Contents">Springspår</text:p>
          </table:table-cell>
          <table:table-cell table:style-name="kap4.A2" office:value-type="string">
            <text:p text:style-name="Table_20_Contents">wu-lb-4-8 (16)</text:p>
          </table:table-cell>
          <table:table-cell table:style-name="kap4.A2" office:value-type="string">
            <text:p text:style-name="Table_20_Contents">4.8 – 4.8.10</text:p>
          </table:table-cell>
          <table:table-cell table:style-name="kap4.E2" office:value-type="string">
            <text:p text:style-name="Table_20_Contents">4E (<text:span text:style-name="T1">svår, ej springspår</text:span>)</text:p>
          </table:table-cell>
        </table:table-row>
        <table:table-row table:style-name="kap4.1">
          <table:table-cell table:style-name="kap4.A2" office:value-type="string">
            <text:p text:style-name="Table_20_Contents">Extern CSS</text:p>
          </table:table-cell>
          <table:table-cell table:style-name="kap4.A2" office:value-type="string">
            <text:p text:style-name="Table_20_Contents">Springspår</text:p>
          </table:table-cell>
          <table:table-cell table:style-name="kap4.A2" office:value-type="string">
            <text:p text:style-name="Table_20_Contents">wu-lb-4-9 (17)</text:p>
          </table:table-cell>
          <table:table-cell table:style-name="kap4.A2" office:value-type="string">
            <text:p text:style-name="Table_20_Contents">4.9</text:p>
          </table:table-cell>
          <table:table-cell table:style-name="kap4.E2" office:value-type="string">
            <text:p text:style-name="Table_20_Contents">4.10</text:p>
          </table:table-cell>
        </table:table-row>
        <table:table-row table:style-name="kap4.1">
          <table:table-cell table:style-name="kap4.A2" office:value-type="string">
            <text:p text:style-name="Table_20_Contents">DOM</text:p>
          </table:table-cell>
          <table:table-cell table:style-name="kap4.A2" office:value-type="string">
            <text:p text:style-name="Table_20_Contents"/>
          </table:table-cell>
          <table:table-cell table:style-name="kap4.A2" office:value-type="string">
            <text:p text:style-name="Table_20_Contents">wu-lb-4-10</text:p>
          </table:table-cell>
          <table:table-cell table:style-name="kap4.A2" office:value-type="string">
            <text:p text:style-name="Table_20_Contents">4.10</text:p>
          </table:table-cell>
          <table:table-cell table:style-name="kap4.E2" office:value-type="string">
            <text:p text:style-name="Table_20_Contents">4F</text:p>
          </table:table-cell>
        </table:table-row>
        <table:table-row table:style-name="kap4.1">
          <table:table-cell table:style-name="kap4.A2" office:value-type="string">
            <text:p text:style-name="Table_20_Contents">Validering</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1 – 4.12</text:p>
          </table:table-cell>
          <table:table-cell table:style-name="kap4.E2" office:value-type="string">
            <text:p text:style-name="Table_20_Contents"/>
          </table:table-cell>
        </table:table-row>
        <table:table-row table:style-name="kap4.1">
          <table:table-cell table:style-name="kap4.A2" office:value-type="string">
            <text:p text:style-name="Table_20_Contents">Läs m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3</text:p>
          </table:table-cell>
          <table:table-cell table:style-name="kap4.E2" office:value-type="string">
            <text:p text:style-name="Table_20_Contents"/>
          </table:table-cell>
        </table:table-row>
      </table:table>
      <text:p text:style-name="Text_20_body"/>
      <text:h text:style-name="Heading_20_2" text:outline-level="2">Kapitel 5 – En första sida</text:h>
      <text:p text:style-name="Text_20_body">I detta kapitel byggs en hel webbsida. I alla videos, liksom i boken, så utgår jag från det färdiga resultatet och processen blir därför <text:span text:style-name="T1">linjär</text:span>. I själva verket var det en iterativ process, där kod skrevs, prövades och ändrades.</text:p>
      <text:p text:style-name="Text_20_body">Det är viktigt att eleverna förstår att de inte ska förvänta sig att träffa rätt i första försöket, utan att all utveckling i verkligheten består av sådan här ”trial and error”. Man har tur om man slipper göra mer än ett par <text:span text:style-name="T1">totala</text:span> omstarter! </text:p>
      <text:p text:style-name="Text_20_body">Antalet videos som planeras är ännu väldigt preliminärt.</text:p>
      <text:p text:style-name="Text_20_body"/>
      <text:p text:style-name="Text_20_body"/>
      <table:table table:name="Tabell4" table:style-name="Tabell4">
        <table:table-column table:style-name="Tabell4.A" table:number-columns-repeated="5"/>
        <table:table-header-rows>
          <table:table-row table:style-name="Tabell4.1">
            <table:table-cell table:style-name="Tabell4.A1" office:value-type="string">
              <text:p text:style-name="P1">Vad</text:p>
            </table:table-cell>
            <table:table-cell table:style-name="Tabell4.A1" office:value-type="string">
              <text:p text:style-name="P1">Fart</text:p>
            </table:table-cell>
            <table:table-cell table:style-name="Tabell4.A1" office:value-type="string">
              <text:p text:style-name="P1">Video</text:p>
            </table:table-cell>
            <table:table-cell table:style-name="Tabell4.A1" office:value-type="string">
              <text:p text:style-name="P1">Läroboken</text:p>
            </table:table-cell>
            <table:table-cell table:style-name="Tabell4.E1" office:value-type="string">
              <text:p text:style-name="P1">Arbetsboken</text:p>
            </table:table-cell>
          </table:table-row>
        </table:table-header-rows>
        <table:table-row table:style-name="Tabell4.1">
          <table:table-cell table:style-name="Tabell4.A2" office:value-type="string">
            <text:p text:style-name="Table_20_Contents">HTML för sidan</text:p>
          </table:table-cell>
          <table:table-cell table:style-name="Tabell4.B2" table:number-rows-spanned="8" office:value-type="string">
            <text:p text:style-name="P2">Springspår</text:p>
          </table:table-cell>
          <table:table-cell table:style-name="Tabell4.A2" office:value-type="string">
            <text:p text:style-name="Table_20_Contents">wu-lb-5-1 (18)</text:p>
          </table:table-cell>
          <table:table-cell table:style-name="Tabell4.A2" office:value-type="string">
            <text:p text:style-name="Table_20_Contents">5.0 – 5.1</text:p>
          </table:table-cell>
          <table:table-cell table:style-name="Tabell4.E2" table:number-rows-spanned="8" office:value-type="string">
            <text:p text:style-name="P2">Uppgift 5</text:p>
            <text:p text:style-name="P2"><text:soft-page-break/></text:p>
            <text:p text:style-name="P2">Gör med ”baby steps”!</text:p>
          </table:table-cell>
        </table:table-row>
        <table:table-row table:style-name="Tabell4.1">
          <table:table-cell table:style-name="Tabell4.A2" office:value-type="string">
            <text:p text:style-name="Table_20_Contents">CSS för sidans struktur</text:p>
          </table:table-cell>
          <table:covered-table-cell/>
          <table:table-cell table:style-name="Tabell4.A2" office:value-type="string">
            <text:p text:style-name="Table_20_Contents">wu-lb-5-2 (19)</text:p>
          </table:table-cell>
          <table:table-cell table:style-name="Tabell4.A2" office:value-type="string">
            <text:p text:style-name="Table_20_Contents">5.2</text:p>
          </table:table-cell>
          <table:covered-table-cell/>
        </table:table-row>
        <table:table-row table:style-name="Tabell4.1">
          <table:table-cell table:style-name="Tabell4.A2" office:value-type="string">
            <text:p text:style-name="Table_20_Contents">CSS för länkarna</text:p>
          </table:table-cell>
          <table:covered-table-cell/>
          <table:table-cell table:style-name="Tabell4.A2" office:value-type="string">
            <text:p text:style-name="Table_20_Contents">wu-lb-5-3 (20)</text:p>
          </table:table-cell>
          <table:table-cell table:style-name="Tabell4.A2" office:value-type="string">
            <text:p text:style-name="Table_20_Contents">5.3</text:p>
          </table:table-cell>
          <table:covered-table-cell/>
        </table:table-row>
        <table:table-row table:style-name="Tabell4.1">
          <table:table-cell table:style-name="Tabell4.A2" office:value-type="string">
            <text:p text:style-name="Table_20_Contents">CSS för ellipser</text:p>
          </table:table-cell>
          <table:covered-table-cell/>
          <table:table-cell table:style-name="Tabell4.A2" office:value-type="string">
            <text:p text:style-name="Table_20_Contents"/>
          </table:table-cell>
          <table:table-cell table:style-name="Tabell4.A2" office:value-type="string">
            <text:p text:style-name="Table_20_Contents">5.4</text:p>
          </table:table-cell>
          <table:covered-table-cell/>
        </table:table-row>
        <table:table-row table:style-name="Tabell4.1">
          <table:table-cell table:style-name="Tabell4.A2" office:value-type="string">
            <text:p text:style-name="Table_20_Contents">Typsnitt</text:p>
          </table:table-cell>
          <table:covered-table-cell/>
          <table:table-cell table:style-name="Tabell4.A2" office:value-type="string">
            <text:p text:style-name="Table_20_Contents">wu-lb-5-5 (21)</text:p>
          </table:table-cell>
          <table:table-cell table:style-name="Tabell4.A2" office:value-type="string">
            <text:p text:style-name="Table_20_Contents">5.5</text:p>
          </table:table-cell>
          <table:covered-table-cell/>
        </table:table-row>
        <table:table-row table:style-name="Tabell4.1">
          <table:table-cell table:style-name="Tabell4.A2" office:value-type="string">
            <text:p text:style-name="Table_20_Contents">:first-letter</text:p>
          </table:table-cell>
          <table:covered-table-cell/>
          <table:table-cell table:style-name="Tabell4.A2" office:value-type="string">
            <text:p text:style-name="Table_20_Contents"/>
          </table:table-cell>
          <table:table-cell table:style-name="Tabell4.A2" office:value-type="string">
            <text:p text:style-name="Table_20_Contents">5.6</text:p>
          </table:table-cell>
          <table:covered-table-cell/>
        </table:table-row>
        <table:table-row table:style-name="Tabell4.1">
          <table:table-cell table:style-name="Tabell4.A2" office:value-type="string">
            <text:p text:style-name="Table_20_Contents">Bilden</text:p>
          </table:table-cell>
          <table:covered-table-cell/>
          <table:table-cell table:style-name="Tabell4.A2" office:value-type="string">
            <text:p text:style-name="Table_20_Contents">wu-lb-5-7-a (22)</text:p>
            <text:p text:style-name="Table_20_Contents">wu-lb-5-7-b (23)</text:p>
          </table:table-cell>
          <table:table-cell table:style-name="Tabell4.A2" office:value-type="string">
            <text:p text:style-name="Table_20_Contents">5.7</text:p>
          </table:table-cell>
          <table:covered-table-cell/>
        </table:table-row>
        <table:table-row table:style-name="Tabell4.1">
          <table:table-cell table:style-name="Tabell4.A2" office:value-type="string">
            <text:p text:style-name="Table_20_Contents">Organisation av CSS-koden</text:p>
          </table:table-cell>
          <table:covered-table-cell/>
          <table:table-cell table:style-name="Tabell4.A2" office:value-type="string">
            <text:p text:style-name="Table_20_Contents"/>
          </table:table-cell>
          <table:table-cell table:style-name="Tabell4.A2" office:value-type="string">
            <text:p text:style-name="Table_20_Contents">5.8</text:p>
          </table:table-cell>
          <table:covered-table-cell/>
        </table:table-row>
      </table:table>
      <text:p text:style-name="Text_20_body"/>
      <text:h text:style-name="Heading_20_2" text:outline-level="2">Kapitel 6 – Teckenkodning och fonter</text:h>
      <text:p text:style-name="Text_20_body">I arbetsboken till detta kapitel finns det få frågor som inte hämtats från springspåret. Att göra hela arbetsboken ger en mycket liten extrabörda. Det blir ca 2 sidor mer att läsa, d v s man läser då hela avsnitt 6.5 och 6.11, inklusive alla de punkternas under-avsnitt.</text:p>
      <text:p text:style-name="Text_20_body"/>
      <table:table table:name="Tabell5" table:style-name="Tabell5">
        <table:table-column table:style-name="Tabell5.A" table:number-columns-repeated="5"/>
        <table:table-header-rows>
          <table:table-row table:style-name="Tabell5.1">
            <table:table-cell table:style-name="Tabell5.A1" office:value-type="string">
              <text:p text:style-name="P1">Vad</text:p>
            </table:table-cell>
            <table:table-cell table:style-name="Tabell5.A1" office:value-type="string">
              <text:p text:style-name="P1">Fart</text:p>
            </table:table-cell>
            <table:table-cell table:style-name="Tabell5.A1" office:value-type="string">
              <text:p text:style-name="P1">Video</text:p>
            </table:table-cell>
            <table:table-cell table:style-name="Tabell5.A1" office:value-type="string">
              <text:p text:style-name="P1">Läroboken</text:p>
            </table:table-cell>
            <table:table-cell table:style-name="Tabell5.E1" office:value-type="string">
              <text:p text:style-name="P1">Arbetsboken</text:p>
            </table:table-cell>
          </table:table-row>
        </table:table-header-rows>
        <table:table-row table:style-name="Tabell5.1">
          <table:table-cell table:style-name="Tabell5.A2" office:value-type="string">
            <text:p text:style-name="Table_20_Contents">Teckenkodning</text:p>
            <text:p text:style-name="Table_20_Contents">ASCII</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Nyra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ISO-teckenko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2</text:p>
          </table:table-cell>
          <table:table-cell table:style-name="Tabell5.E4" table:number-rows-spanned="2" office:value-type="string">
            <text:p text:style-name="Table_20_Contents">6.1</text:p>
          </table:table-cell>
        </table:table-row>
        <table:table-row table:style-name="Tabell5.1">
          <table:table-cell table:style-name="Tabell5.A2" office:value-type="string">
            <text:p text:style-name="Table_20_Contents">Win-1252</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3</text:p>
          </table:table-cell>
          <table:covered-table-cell/>
        </table:table-row>
        <table:table-row table:style-name="Tabell5.1">
          <table:table-cell table:style-name="Tabell5.A2" office:value-type="string">
            <text:p text:style-name="Table_20_Contents">Entite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4</text:p>
          </table:table-cell>
          <table:table-cell table:style-name="Tabell5.E2" office:value-type="string">
            <text:p text:style-name="Table_20_Contents">6.2</text:p>
          </table:table-cell>
        </table:table-row>
        <table:table-row table:style-name="Tabell5.1">
          <table:table-cell table:style-name="Tabell5.A2" office:value-type="string">
            <text:p text:style-name="Table_20_Contents">Unicode</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5</text:p>
            <text:p text:style-name="Table_20_Contents">Halva 6.5.3</text:p>
            <text:p text:style-name="Table_20_Contents">6.5.4</text:p>
          </table:table-cell>
          <table:table-cell table:style-name="Tabell5.E2" office:value-type="string">
            <text:p text:style-name="Table_20_Contents">Bara fråga 12</text:p>
          </table:table-cell>
        </table:table-row>
        <table:table-row table:style-name="Tabell5.1">
          <table:table-cell table:style-name="Tabell5.A2" office:value-type="string">
            <text:p text:style-name="Table_20_Contents">Glyfer,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1 – 6.5.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 UTF-8</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Halva 6.5.3</text:p>
            <text:p text:style-name="Table_20_Contents">6.5.4</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3 resten</text:p>
            <text:p text:style-name="Table_20_Contents"/>
          </table:table-cell>
          <table:table-cell table:style-name="Tabell5.E2" office:value-type="string">
            <text:p text:style-name="Table_20_Contents">6.3</text:p>
          </table:table-cell>
        </table:table-row>
        <table:table-row table:style-name="Tabell5.1">
          <table:table-cell table:style-name="Tabell5.A2" office:value-type="string">
            <text:p text:style-name="Table_20_Contents">UTF-8 funktion</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5.5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URL-kodade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Base64.kodning</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7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pråkförbistr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8</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Hur ange teckenkodning</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9 – 6.9.2</text:p>
          </table:table-cell>
          <table:table-cell table:style-name="Tabell5.E2" office:value-type="string">
            <text:p text:style-name="Table_20_Contents">6.4</text:p>
          </table:table-cell>
        </table:table-row>
        <table:table-row table:style-name="Tabell5.1">
          <table:table-cell table:style-name="Tabell5.A2" office:value-type="string">
            <text:p text:style-name="Table_20_Contents">BOM, XM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9.3 – 6.9.5</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MIME</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0</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Fon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text:p>
          </table:table-cell>
          <table:table-cell table:style-name="Tabell5.E2" office:value-type="string">
            <text:p text:style-name="Table_20_Contents">Fråga 18</text:p>
          </table:table-cell>
        </table:table-row>
        <text:soft-page-break/>
        <table:table-row table:style-name="Tabell5.1">
          <table:table-cell table:style-name="Tabell5.A2" office:value-type="string">
            <text:p text:style-name="Table_20_Contents">@font</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1.1</text:p>
          </table:table-cell>
          <table:table-cell table:style-name="Tabell5.E2" office:value-type="string">
            <text:p text:style-name="Table_20_Contents">Fråga 19</text:p>
          </table:table-cell>
        </table:table-row>
        <table:table-row table:style-name="Tabell5.1">
          <table:table-cell table:style-name="Tabell5.A2" office:value-type="string">
            <text:p text:style-name="Table_20_Contents">Font-stacka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2</text:p>
          </table:table-cell>
          <table:table-cell table:style-name="Tabell5.E2" office:value-type="string">
            <text:p text:style-name="Table_20_Contents">Fråga 20-21</text:p>
          </table:table-cell>
        </table:table-row>
        <table:table-row table:style-name="Tabell5.1">
          <table:table-cell table:style-name="Tabell5.A2" office:value-type="string">
            <text:p text:style-name="Table_20_Contents">Sti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umma</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3</text:p>
          </table:table-cell>
          <table:table-cell table:style-name="Tabell5.E2" office:value-type="string">
            <text:p text:style-name="Table_20_Contents"/>
          </table:table-cell>
        </table:table-row>
      </table:table>
      <text:p text:style-name="Text_20_body"/>
      <text:h text:style-name="Heading_20_2" text:outline-level="2">Kapitel 7 – HTML historik och teori</text:h>
      <text:p text:style-name="Text_20_body">Väldigt lite <text:span text:style-name="T1">springspår </text:span>i detta kapitel. Det kan alltså i princip (tills vidare) hoppas över helt.</text:p>
      <text:p text:style-name="Text_20_body">Men se till att dina elever återvänder och läser kapitlet, för här ges en mängd förklaringar på frågor som brukar dyka upp om <text:span text:style-name="T1">varför</text:span> man gör si eller så. Eller varför det dyker upp en &lt;tbody&gt; i DOM-trädet, när man inte skrev någon i koden. </text:p>
      <text:p text:style-name="Text_20_body"/>
      <table:table table:name="Tabell6" table:style-name="Tabell6">
        <table:table-column table:style-name="Tabell6.A" table:number-columns-repeated="5"/>
        <table:table-header-rows>
          <table:table-row table:style-name="Tabell6.1">
            <table:table-cell table:style-name="Tabell6.A1" office:value-type="string">
              <text:p text:style-name="P1">Vad</text:p>
            </table:table-cell>
            <table:table-cell table:style-name="Tabell6.A1" office:value-type="string">
              <text:p text:style-name="P1">Fart</text:p>
            </table:table-cell>
            <table:table-cell table:style-name="Tabell6.A1" office:value-type="string">
              <text:p text:style-name="P1">Video</text:p>
            </table:table-cell>
            <table:table-cell table:style-name="Tabell6.A1" office:value-type="string">
              <text:p text:style-name="P1">Läroboken</text:p>
            </table:table-cell>
            <table:table-cell table:style-name="Tabell6.E1" office:value-type="string">
              <text:p text:style-name="P1">Arbetsboken</text:p>
            </table:table-cell>
          </table:table-row>
        </table:table-header-rows>
        <table:table-row table:style-name="Tabell6.1">
          <table:table-cell table:style-name="Tabell6.A2" office:value-type="string">
            <text:p text:style-name="Table_20_Contents">HTML teori</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 – 7.10.3</text:p>
          </table:table-cell>
          <table:table-cell table:style-name="Tabell6.E2" office:value-type="string">
            <text:p text:style-name="Table_20_Contents">7.1</text:p>
          </table:table-cell>
        </table:table-row>
        <table:table-row table:style-name="Tabell6.1">
          <table:table-cell table:style-name="Tabell6.A2" office:value-type="string">
            <text:p text:style-name="Table_20_Contents">Standardiserings­processen</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lt;em&gt; och &lt;strong&gt;</text:p>
          </table:table-cell>
          <table:table-cell table:style-name="Tabell6.A2" office:value-type="string">
            <text:p text:style-name="Table_20_Contents">Springspår</text:p>
          </table:table-cell>
          <table:table-cell table:style-name="Tabell6.A2" office:value-type="string">
            <text:p text:style-name="Table_20_Contents"/>
          </table:table-cell>
          <table:table-cell table:style-name="Tabell6.A2" office:value-type="string">
            <text:p text:style-name="Table_20_Contents">7.11 – 7.11.2</text:p>
          </table:table-cell>
          <table:table-cell table:style-name="Tabell6.E4" office:value-type="string">
            <text:p text:style-name="Table_20_Contents"/>
          </table:table-cell>
        </table:table-row>
        <table:table-row table:style-name="Tabell6.1">
          <table:table-cell table:style-name="Tabell6.A2" office:value-type="string">
            <text:p text:style-name="Table_20_Contents">Fler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1.3 – 7.11.6</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Boolska attribu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2</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Tomma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3 – 7.13.3</text:p>
          </table:table-cell>
          <table:table-cell table:style-name="Tabell6.E2" office:value-type="string">
            <text:p text:style-name="Table_20_Contents">7.2</text:p>
            <text:p text:style-name="Table_20_Contents">7A – använd...</text:p>
            <text:p text:style-name="Table_20_Contents"/>
          </table:table-cell>
        </table:table-row>
        <table:table-row table:style-name="Tabell6.1">
          <table:table-cell table:style-name="Tabell6.A2" office:value-type="string">
            <text:p text:style-name="Table_20_Contents">Implicita element, implicit stängning</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4 – 7.15</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HTML5 content model</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1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XHTML</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4 – 7.7)</text:p>
          </table:table-cell>
          <table:table-cell table:style-name="Tabell6.E2" office:value-type="string">
            <text:p text:style-name="Table_20_Contents">7B – från HTML till XHTML</text:p>
          </table:table-cell>
        </table:table-row>
      </table:table>
      <text:h text:style-name="Heading_20_2" text:outline-level="2">Kapitel 8 – CSS historik och teori</text:h>
      <text:p text:style-name="Text_20_body"/>
      <table:table table:name="Tabell7" table:style-name="Tabell7">
        <table:table-column table:style-name="Tabell7.A" table:number-columns-repeated="5"/>
        <table:table-header-rows>
          <table:table-row table:style-name="Tabell7.1">
            <table:table-cell table:style-name="Tabell7.A1" office:value-type="string">
              <text:p text:style-name="P1">Vad</text:p>
            </table:table-cell>
            <table:table-cell table:style-name="Tabell7.A1" office:value-type="string">
              <text:p text:style-name="P1">Fart</text:p>
            </table:table-cell>
            <table:table-cell table:style-name="Tabell7.A1" office:value-type="string">
              <text:p text:style-name="P1">Video</text:p>
            </table:table-cell>
            <table:table-cell table:style-name="Tabell7.A1" office:value-type="string">
              <text:p text:style-name="P1">Läroboken</text:p>
            </table:table-cell>
            <table:table-cell table:style-name="Tabell7.E1" office:value-type="string">
              <text:p text:style-name="P1">Arbetsboken</text:p>
            </table:table-cell>
          </table:table-row>
        </table:table-header-rows>
        <table:table-row table:style-name="Tabell7.1">
          <table:table-cell table:style-name="Tabell7.A2" office:value-type="string">
            <text:p text:style-name="Table_20_Contents">Bakgrund, version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 – 8.1.3</text:p>
          </table:table-cell>
          <table:table-cell table:style-name="Tabell7.E2" office:value-type="string">
            <text:p text:style-name="Table_20_Contents">8.1</text:p>
          </table:table-cell>
        </table:table-row>
        <table:table-row table:style-name="Tabell7.1">
          <table:table-cell table:style-name="Tabell7.A2" office:value-type="string">
            <text:p text:style-name="Table_20_Contents">Prefix och runda hörn</text:p>
          </table:table-cell>
          <table:table-cell table:style-name="Tabell7.A2" office:value-type="string">
            <text:p text:style-name="Table_20_Contents">Springspår</text:p>
          </table:table-cell>
          <table:table-cell table:style-name="Tabell7.A2" office:value-type="string">
            <text:p text:style-name="Table_20_Contents">wu-lb-8-1-4</text:p>
          </table:table-cell>
          <table:table-cell table:style-name="Tabell7.A2" office:value-type="string">
            <text:p text:style-name="Table_20_Contents">8.1.4</text:p>
          </table:table-cell>
          <table:table-cell table:style-name="Tabell7.E2" office:value-type="string">
            <text:p text:style-name="Table_20_Contents">(Fråga 5)</text:p>
          </table:table-cell>
        </table:table-row>
        <table:table-row table:style-name="Tabell7.1">
          <table:table-cell table:style-name="Tabell7.A2" office:value-type="string">
            <text:p text:style-name="Table_20_Contents">Gradienter</text:p>
          </table:table-cell>
          <table:table-cell table:style-name="Tabell7.A2" office:value-type="string">
            <text:p text:style-name="Table_20_Contents">Fördjupning</text:p>
          </table:table-cell>
          <table:table-cell table:style-name="Tabell7.A2" office:value-type="string">
            <text:p text:style-name="Table_20_Contents">wu-lb-8-1-5</text:p>
          </table:table-cell>
          <table:table-cell table:style-name="Tabell7.A2" office:value-type="string">
            <text:p text:style-name="Table_20_Contents">8.1.5 online</text:p>
          </table:table-cell>
          <table:table-cell table:style-name="Tabell7.E4" office:value-type="string">
            <text:p text:style-name="Table_20_Contents"/>
          </table:table-cell>
        </table:table-row>
        <table:table-row table:style-name="Tabell7.1">
          <table:table-cell table:style-name="Tabell7.A2" office:value-type="string">
            <text:p text:style-name="Table_20_Contents">Infoga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2 – 8.2.3</text:p>
          </table:table-cell>
          <table:table-cell table:style-name="Tabell7.E4" table:number-rows-spanned="7" office:value-type="string">
            <text:p text:style-name="P2">8.2</text:p>
          </table:table-cell>
        </table:table-row>
        <table:table-row table:style-name="Tabell7.1">
          <table:table-cell table:style-name="Tabell7.A2" office:value-type="string">
            <text:p text:style-name="Table_20_Contents">Måttenhet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3 – 8.3.2, 8.3.4</text:p>
          </table:table-cell>
          <table:covered-table-cell/>
        </table:table-row>
        <table:table-row table:style-name="Tabell7.1">
          <table:table-cell table:style-name="Tabell7.A2" office:value-type="string">
            <text:p text:style-name="Table_20_Contents">Fler måt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3.3, 8.3.5 – 8.3.6</text:p>
          </table:table-cell>
          <table:covered-table-cell/>
        </table:table-row>
        <table:table-row table:style-name="Tabell7.1">
          <table:table-cell table:style-name="Tabell7.A2" office:value-type="string">
            <text:p text:style-name="Table_20_Contents">Selektor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 – 8.4.1</text:p>
          </table:table-cell>
          <table:covered-table-cell/>
        </table:table-row>
        <table:table-row table:style-name="Tabell7.1">
          <table:table-cell table:style-name="Tabell7.A2" office:value-type="string">
            <text:p text:style-name="Table_20_Contents">Pseudoklasser, länkar i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2 – 8.4.3</text:p>
          </table:table-cell>
          <table:covered-table-cell/>
        </table:table-row>
        <table:table-row table:style-name="Tabell7.1">
          <table:table-cell table:style-name="Tabell7.A2" office:value-type="string">
            <text:p text:style-name="Table_20_Contents">Pseudoklasser, pseudoelemen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4 – 8.4.5</text:p>
          </table:table-cell>
          <table:covered-table-cell/>
        </table:table-row>
        <table:table-row table:style-name="Tabell7.1">
          <table:table-cell table:style-name="Tabell7.A2" office:value-type="string">
            <text:p text:style-name="Table_20_Contents">Attributselektor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6</text:p>
          </table:table-cell>
          <table:covered-table-cell/>
        </table:table-row>
        <table:table-row table:style-name="Tabell7.1">
          <table:table-cell table:style-name="Tabell7.A2" office:value-type="string">
            <text:p text:style-name="Table_20_Contents">Specificitet</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5</text:p>
          </table:table-cell>
          <table:table-cell table:style-name="Tabell7.E2" office:value-type="string">
            <text:p text:style-name="Table_20_Contents">8A beräkna specificitet</text:p>
          </table:table-cell>
        </table:table-row>
        <table:table-row table:style-name="Tabell7.1">
          <table:table-cell table:style-name="Tabell7.A2" office:value-type="string">
            <text:p text:style-name="Table_20_Contents">!important, arv, kaskaden, rese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6 – 8.9</text:p>
          </table:table-cell>
          <table:table-cell table:style-name="Tabell7.E2" office:value-type="string">
            <text:p text:style-name="Table_20_Contents">Fråga 11-13</text:p>
          </table:table-cell>
        </table:table-row>
        <table:table-row table:style-name="Tabell7.1">
          <table:table-cell table:style-name="Tabell7.A2" office:value-type="string">
            <text:p text:style-name="Table_20_Contents">Shorthand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10</text:p>
          </table:table-cell>
          <table:table-cell table:style-name="Tabell7.E2" office:value-type="string">
            <text:p text:style-name="Table_20_Contents">8B shorthands (står efter 8.3 i boken)</text:p>
          </table:table-cell>
        </table:table-row>
        <table:table-row table:style-name="Tabell7.1">
          <table:table-cell table:style-name="Tabell7.A2" office:value-type="string">
            <text:p text:style-name="Table_20_Contents">@media</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11</text:p>
          </table:table-cell>
          <table:table-cell table:style-name="Tabell7.E2" office:value-type="string">
            <text:p text:style-name="Table_20_Contents">8.3</text:p>
          </table:table-cell>
        </table:table-row>
      </table:table>
      <text:h text:style-name="Heading_20_2" text:outline-level="2"/>
      <text:h text:style-name="Heading_20_2" text:outline-level="2">Kapitel 9 – Färger och bilder</text:h>
      <text:p text:style-name="Text_20_body"/>
      <table:table table:name="Tabell8" table:style-name="Tabell8">
        <table:table-column table:style-name="Tabell8.A"/>
        <table:table-column table:style-name="Tabell8.B"/>
        <table:table-column table:style-name="Tabell8.A"/>
        <table:table-column table:style-name="Tabell8.B"/>
        <table:table-column table:style-name="Tabell8.E"/>
        <table:table-header-rows>
          <table:table-row table:style-name="Tabell8.1">
            <table:table-cell table:style-name="Tabell8.A1" office:value-type="string">
              <text:p text:style-name="P1">Vad</text:p>
            </table:table-cell>
            <table:table-cell table:style-name="Tabell8.A1" office:value-type="string">
              <text:p text:style-name="P1">Fart</text:p>
            </table:table-cell>
            <table:table-cell table:style-name="Tabell8.A1" office:value-type="string">
              <text:p text:style-name="P1">Video</text:p>
            </table:table-cell>
            <table:table-cell table:style-name="Tabell8.A1" office:value-type="string">
              <text:p text:style-name="P1">Läroboken</text:p>
            </table:table-cell>
            <table:table-cell table:style-name="Tabell8.E1" office:value-type="string">
              <text:p text:style-name="P1">Arbetsboken</text:p>
            </table:table-cell>
          </table:table-row>
        </table:table-header-rows>
        <table:table-row table:style-name="Tabell8.1">
          <table:table-cell table:style-name="Tabell8.A2" office:value-type="string">
            <text:p text:style-name="Table_20_Contents">Färgsystem</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1</text:p>
          </table:table-cell>
          <table:table-cell table:style-name="Tabell8.E2" office:value-type="string">
            <text:p text:style-name="Table_20_Contents"/>
          </table:table-cell>
        </table:table-row>
        <table:table-row table:style-name="Tabell8.1">
          <table:table-cell table:style-name="Tabell8.A2" office:value-type="string">
            <text:p text:style-name="Table_20_Contents">Färgkoder</text:p>
          </table:table-cell>
          <table:table-cell table:style-name="Tabell8.A2" office:value-type="string">
            <text:p text:style-name="Table_20_Contents">Springspår</text:p>
          </table:table-cell>
          <table:table-cell table:style-name="Tabell8.A2" office:value-type="string">
            <text:p text:style-name="Table_20_Contents"/>
          </table:table-cell>
          <table:table-cell table:style-name="Tabell8.A2" office:value-type="string">
            <text:p text:style-name="Table_20_Contents">9.2 – 9.2.5</text:p>
          </table:table-cell>
          <table:table-cell table:style-name="Tabell8.E2" office:value-type="string">
            <text:p text:style-name="Table_20_Contents">9.1</text:p>
          </table:table-cell>
        </table:table-row>
        <table:table-row table:style-name="Tabell8.1">
          <table:table-cell table:style-name="Tabell8.A2" office:value-type="string">
            <text:p text:style-name="Table_20_Contents">Bilder</text:p>
          </table:table-cell>
          <table:table-cell table:style-name="Tabell8.A2" office:value-type="string">
            <text:p text:style-name="Table_20_Contents">Springspår</text:p>
          </table:table-cell>
          <table:table-cell table:style-name="Tabell8.A2" office:value-type="string">
            <text:p text:style-name="Table_20_Contents"/>
          </table:table-cell>
          <table:table-cell table:style-name="Tabell8.A2" office:value-type="string">
            <text:p text:style-name="Table_20_Contents">9.3 – 9.3.2</text:p>
          </table:table-cell>
          <table:table-cell table:style-name="Tabell8.E4" office:value-type="string">
            <text:p text:style-name="Table_20_Contents">(Fråga 6)</text:p>
          </table:table-cell>
        </table:table-row>
        <table:table-row table:style-name="Tabell8.1">
          <table:table-cell table:style-name="Tabell8.A2" office:value-type="string">
            <text:p text:style-name="Table_20_Contents">Shorthand för bild</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3.3</text:p>
          </table:table-cell>
          <table:table-cell table:style-name="Tabell8.E4" office:value-type="string">
            <text:p text:style-name="P2"/>
          </table:table-cell>
        </table:table-row>
        <table:table-row table:style-name="Tabell8.1">
          <table:table-cell table:style-name="Tabell8.A2" office:value-type="string">
            <text:p text:style-name="Table_20_Contents">Bildformat</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4 – 9.4.8</text:p>
          </table:table-cell>
          <table:table-cell table:style-name="Tabell8.E4" office:value-type="string">
            <text:p text:style-name="Table_20_Contents">9.2</text:p>
            <text:p text:style-name="Table_20_Contents">9A Testa SVG</text:p>
            <text:p text:style-name="Table_20_Contents">Diskussionsfråga</text:p>
          </table:table-cell>
        </table:table-row>
        <table:table-row table:style-name="Tabell8.1">
          <table:table-cell table:style-name="Tabell8.A2" office:value-type="string">
            <text:p text:style-name="Table_20_Contents">Bildoptimering</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5</text:p>
          </table:table-cell>
          <table:table-cell table:style-name="Tabell8.E4" office:value-type="string">
            <text:p text:style-name="Table_20_Contents">Pngcrush</text:p>
          </table:table-cell>
        </table:table-row>
      </table:table>
      <text:h text:style-name="Heading_20_2" text:outline-level="2"/>
      <text:h text:style-name="Heading_20_2" text:outline-level="2">Kapitel 10 – Boxar och sektioner</text:h>
      <text:p text:style-name="Text_20_body"/>
      <table:table table:name="Tabell9" table:style-name="Tabell9">
        <table:table-column table:style-name="Tabell9.A" table:number-columns-repeated="5"/>
        <table:table-header-rows>
          <table:table-row table:style-name="Tabell9.1">
            <table:table-cell table:style-name="Tabell9.A1" office:value-type="string">
              <text:p text:style-name="P1">Vad</text:p>
            </table:table-cell>
            <table:table-cell table:style-name="Tabell9.A1" office:value-type="string">
              <text:p text:style-name="P1">Fart</text:p>
            </table:table-cell>
            <table:table-cell table:style-name="Tabell9.A1" office:value-type="string">
              <text:p text:style-name="P1">Video</text:p>
            </table:table-cell>
            <table:table-cell table:style-name="Tabell9.A1" office:value-type="string">
              <text:p text:style-name="P1">Läroboken</text:p>
            </table:table-cell>
            <table:table-cell table:style-name="Tabell9.E1" office:value-type="string">
              <text:p text:style-name="P1">Arbetsboken</text:p>
            </table:table-cell>
          </table:table-row>
        </table:table-header-rows>
        <table:table-row table:style-name="Tabell9.1">
          <table:table-cell table:style-name="Tabell9.A2" office:value-type="string">
            <text:p text:style-name="Table_20_Contents">Display</text:p>
            <text:p text:style-name="Table_20_Contents">Boxmodellen</text:p>
          </table:table-cell>
          <table:table-cell table:style-name="Tabell9.A2" office:value-type="string">
            <text:p text:style-name="Table_20_Contents">Springspår</text:p>
          </table:table-cell>
          <table:table-cell table:style-name="Tabell9.A2" office:value-type="string">
            <text:p text:style-name="Table_20_Contents"/>
            <text:p text:style-name="Table_20_Contents">wu-lb-10-2</text:p>
          </table:table-cell>
          <table:table-cell table:style-name="Tabell9.A2" office:value-type="string">
            <text:p text:style-name="Table_20_Contents">10 – 10.1</text:p>
            <text:p text:style-name="Table_20_Contents">10.2 – 10.2.1</text:p>
          </table:table-cell>
          <table:table-cell table:style-name="Tabell9.E2" office:value-type="string">
            <text:p text:style-name="Table_20_Contents">(Fråga 1)</text:p>
          </table:table-cell>
        </table:table-row>
        <table:table-row table:style-name="Tabell9.1">
          <table:table-cell table:style-name="Tabell9.A2" office:value-type="string">
            <text:p text:style-name="Table_20_Contents">Boxmodellen i quirks mode och CSS 3, outline</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2.2 – 10.2.4</text:p>
          </table:table-cell>
          <table:table-cell table:style-name="Tabell9.E2" office:value-type="string">
            <text:p text:style-name="Table_20_Contents">10.1</text:p>
          </table:table-cell>
        </table:table-row>
        <table:table-row table:style-name="Tabell9.1">
          <table:table-cell table:style-name="Tabell9.A2" office:value-type="string">
            <text:p text:style-name="Table_20_Contents">Positionering</text:p>
          </table:table-cell>
          <table:table-cell table:style-name="Tabell9.A2" office:value-type="string">
            <text:p text:style-name="Table_20_Contents">Springspår</text:p>
          </table:table-cell>
          <table:table-cell table:style-name="Tabell9.A2" office:value-type="string">
            <text:p text:style-name="Table_20_Contents">wu-lb-10-3</text:p>
          </table:table-cell>
          <table:table-cell table:style-name="Tabell9.A2" office:value-type="string">
            <text:p text:style-name="Table_20_Contents">10.3 – 10.3.4</text:p>
          </table:table-cell>
          <table:table-cell table:style-name="Tabell9.E4" office:value-type="string">
            <text:p text:style-name="P3">10A placera boxar</text:p>
          </table:table-cell>
        </table:table-row>
        <table:table-row table:style-name="Tabell9.1">
          <table:table-cell table:style-name="Tabell9.A2" office:value-type="string">
            <text:p text:style-name="Table_20_Contents">Transform</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3.5</text:p>
          </table:table-cell>
          <table:table-cell table:style-name="Tabell9.E4" office:value-type="string">
            <text:p text:style-name="P3">10B transform</text:p>
          </table:table-cell>
        </table:table-row>
        <table:table-row table:style-name="Tabell9.1">
          <table:table-cell table:style-name="Tabell9.A2" office:value-type="string">
            <text:p text:style-name="Table_20_Contents">Outline, sektioner</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4 – 10.5.4</text:p>
          </table:table-cell>
          <table:table-cell table:style-name="Tabell9.E4" office:value-type="string">
            <text:p text:style-name="Table_20_Contents">10.2</text:p>
          </table:table-cell>
        </table:table-row>
      </table:table>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size="10.5pt"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Liberation Sans" fo:font-size="10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20_left">Version 2012-09-11<text:tab/><text:tab/>Sida <text:page-number text:select-page="current">7</text:page-number> av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Gunther</meta:initial-creator>
    <meta:creation-date>2012-09-11T00:02:24</meta:creation-date>
    <dc:date>2012-09-15T15:37:57</dc:date>
    <dc:creator>Lars Gunther</dc:creator>
    <meta:editing-duration>PT8H13M</meta:editing-duration>
    <meta:editing-cycles>19</meta:editing-cycles>
    <meta:generator>LibreOffice/3.5$Linux_X86_64 LibreOffice_project/350m1$Build-2</meta:generator>
    <meta:document-statistic meta:table-count="10" meta:image-count="0" meta:object-count="0" meta:page-count="7" meta:paragraph-count="462" meta:word-count="1149" meta:character-count="6851" meta:non-whitespace-character-count="6160"/>
  </office:meta>
</office:document-meta>
</file>